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1.671cm" fo:min-width="3.7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top" draw:auto-grow-height="false" fo:min-height="3.006cm" fo:min-width="3.7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svg:stroke-color="#000000" draw:opacity="0%" draw:textarea-horizontal-align="justify" draw:textarea-vertical-align="top" draw:auto-grow-height="false" fo:min-height="1.744cm" fo:min-width="3.7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62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top" draw:auto-grow-height="false" fo:min-height="1.972cm" fo:min-width="3.71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39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243cm" fo:min-width="4.26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903cm" fo:min-width="4.26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379cm" fo:min-width="4.24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4.11cm" fo:min-width="4.2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d4ea6b" draw:opacity="20%" draw:textarea-horizontal-align="justify" draw:textarea-vertical-align="top" draw:auto-grow-height="false" fo:min-height="1.744cm" fo:min-width="3.71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259cm" fo:min-width="3.31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2.669cm" fo:min-width="3.393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2.72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3.62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style:font-name="CMU Serif1" fo:font-size="12pt" style:font-size-asian="12pt" style:font-size-complex="12pt"/>
    </style:style>
    <style:style style:name="P2" style:family="paragraph">
      <loext:graphic-properties draw:fill-color="#d4ea6b" draw:opacity="20%"/>
      <style:paragraph-properties fo:margin-left="0cm" fo:margin-right="0cm" fo:margin-top="0cm" fo:margin-bottom="0cm" fo:line-height="100%" fo:text-align="start" fo:text-indent="0cm" style:writing-mode="lr-tb"/>
      <style:text-properties style:font-name="CMU Serif1" fo:font-size="12pt" style:font-size-asian="12pt" style:font-size-complex="12pt"/>
    </style:style>
    <style:style style:name="P3" style:family="paragraph">
      <style:paragraph-properties fo:text-align="start"/>
      <style:text-properties style:font-name="CMU Serif1" fo:font-size="12pt" style:font-size-asian="12pt" style:font-size-complex="12pt"/>
    </style:style>
    <style:style style:name="P4" style:family="paragraph">
      <loext:graphic-properties draw:opacity="0%"/>
      <style:paragraph-properties fo:text-align="start" style:writing-mode="lr-tb"/>
      <style:text-properties style:font-name="CMU Serif1" fo:font-size="12pt" style:font-size-asian="12pt" style:font-size-complex="12pt"/>
    </style:style>
    <style:style style:name="P5" style:family="paragraph">
      <loext:graphic-properties draw:fill="none"/>
      <style:paragraph-properties fo:margin-left="-0.953cm" fo:margin-right="0.953cm" fo:text-align="center" fo:text-indent="2.062cm"/>
    </style:style>
    <style:style style:name="P6" style:family="paragraph">
      <loext:graphic-properties draw:fill-color="#d4ea6b" draw:opacity="20%"/>
      <style:paragraph-properties fo:text-align="start" style:writing-mode="lr-tb"/>
      <style:text-properties style:font-name="CMU Serif1" fo:font-size="12pt" style:font-size-asian="12pt" style:font-size-complex="12pt"/>
    </style:style>
    <style:style style:name="P7" style:family="paragraph">
      <loext:graphic-properties draw:fill="solid" draw:fill-color="#d4ea6b" draw:opacity="20%"/>
      <style:paragraph-properties fo:text-align="start" style:writing-mode="lr-tb"/>
      <style:text-properties style:font-name="CMU Serif1" fo:font-size="12pt" style:font-size-asian="12pt" style:font-size-complex="12pt"/>
    </style:style>
    <style:style style:name="P8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style:font-name="CMU Serif1"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CMU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4.21cm" svg:height="1.921cm" svg:x="22.617cm" svg:y="5.386cm">
          <text:p text:style-name="P1"><text:span text:style-name="T1">HU</text:span></text:p>
          <text:p text:style-name="P1"><text:span text:style-name="T1">- Convergence order</text:span></text:p>
          <text:p text:style-name="P1"><text:span text:style-name="T1"><text:s/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27" draw:id="id27" draw:layer="layout" svg:width="4.21cm" svg:height="3.256cm" svg:x="6.11cm" svg:y="5.386cm">
          <text:p text:style-name="P3"><text:span text:style-name="T1">Case 0</text:span></text:p>
          <text:p text:style-name="P3"><text:span text:style-name="T1">NO fracture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4.299cm" svg:x2="22.617cm" svg:y2="3.183cm" draw:start-shape="id1" draw:start-glue-point="1" draw:end-shape="id2" draw:end-glue-point="3" svg:d="M16070 4299h500l5546-1116h501" svg:viewBox="0 0 6548 1117">
          <text:p/>
        </draw:connector>
        <draw:custom-shape draw:style-name="gr4" draw:text-style-name="P4" xml:id="id2" draw:id="id2" draw:layer="layout" svg:width="4.21cm" svg:height="1.994cm" svg:x="22.617cm" svg:y="2.186cm">
          <text:p text:style-name="P1"><text:span text:style-name="T1">PPU</text:span></text:p>
          <text:p text:style-name="P3"><text:span text:style-name="T1">- Convergence </text:span><text:span text:style-name="T1">order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21cm" svg:height="3.256cm" svg:x="6.667cm" svg:y="28.481cm">
          <text:p text:style-name="P3"><text:span text:style-name="T1">Case 1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0.877cm" svg:y1="30.109cm" svg:x2="18.415cm" svg:y2="23.434cm" draw:start-shape="id3" draw:start-glue-point="1" draw:end-shape="id4" draw:end-glue-point="3" svg:d="M10877 30109h501l6535-6675h502" svg:viewBox="0 0 7539 6676">
          <text:p/>
        </draw:connector>
        <draw:custom-shape draw:style-name="gr5" draw:text-style-name="P4" xml:id="id4" draw:id="id4" draw:layer="layout" svg:width="4.127cm" svg:height="1.905cm" svg:x="18.415cm" svg:y="22.482cm">
          <text:p text:style-name="P3"><text:span text:style-name="T1">Case 1 horizontal</text:span></text:p>
          <text:p text:style-name="P3"><text:span text:style-name="T1">Low perm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21cm" svg:height="2.222cm" svg:x="18.332cm" svg:y="29.845cm">
          <text:p text:style-name="P3"><text:span text:style-name="T1">Case 1 vertical</text:span></text:p>
          <text:p text:style-name="P3"><text:span text:style-name="T1">High perm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3.892cm" svg:height="1.905cm" svg:x="16.51cm" svg:y="44.12cm">
          <text:p text:style-name="P3"><text:span text:style-name="T1">Case 1 slante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0.877cm" svg:y1="30.109cm" svg:x2="18.332cm" svg:y2="30.956cm" draw:start-shape="id3" draw:start-glue-point="1" draw:end-shape="id5" draw:end-glue-point="3" svg:d="M10877 30109h501l6453 847h501" svg:viewBox="0 0 7456 848">
          <text:p/>
        </draw:connector>
        <draw:connector draw:style-name="gr3" draw:text-style-name="P5" draw:layer="layout" draw:type="lines" svg:x1="10.877cm" svg:y1="30.109cm" svg:x2="16.51cm" svg:y2="45.072cm" draw:start-shape="id3" draw:start-glue-point="1" draw:end-shape="id6" draw:end-glue-point="3" svg:d="M10877 30109h501l4631 14963h501" svg:viewBox="0 0 5634 14964">
          <text:p/>
        </draw:connector>
        <draw:custom-shape draw:style-name="gr8" draw:text-style-name="P6" xml:id="id7" draw:id="id7" draw:layer="layout" svg:width="4.762cm" svg:height="3.493cm" svg:x="25.4cm" svg:y="18.342cm">
          <text:p text:style-name="P3"><text:span text:style-name="T1">PP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6" xml:id="id8" draw:id="id8" draw:layer="layout" svg:width="4.762cm" svg:height="4.153cm" svg:x="25.4cm" svg:y="22.469cm">
          <text:p text:style-name="P3"><text:span text:style-name="T1">H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>- beta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2.542cm" svg:y1="23.434cm" svg:x2="25.4cm" svg:y2="20.088cm" draw:start-shape="id4" draw:start-glue-point="1" draw:end-shape="id7" draw:end-glue-point="3" svg:d="M22542 23434h500l1857-3346h501" svg:viewBox="0 0 2859 3347">
          <text:p/>
        </draw:connector>
        <draw:connector draw:style-name="gr3" draw:text-style-name="P5" draw:layer="layout" draw:type="lines" svg:x1="22.542cm" svg:y1="23.434cm" svg:x2="25.4cm" svg:y2="24.545cm" draw:start-shape="id4" draw:start-glue-point="1" draw:end-shape="id8" draw:end-glue-point="3" svg:d="M22542 23434h500l1857 1111h501" svg:viewBox="0 0 2859 1112">
          <text:p/>
        </draw:connector>
        <draw:custom-shape draw:style-name="gr10" draw:text-style-name="P6" xml:id="id9" draw:id="id9" draw:layer="layout" svg:width="4.745cm" svg:height="3.629cm" svg:x="25.7cm" svg:y="28.343cm">
          <text:p text:style-name="P3"><text:span text:style-name="T1">PP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0" draw:id="id10" draw:layer="layout" svg:width="4.78cm" svg:height="4.36cm" svg:x="25.7cm" svg:y="32.47cm">
          <text:p text:style-name="P3"><text:span text:style-name="T1">H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>- beta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2.542cm" svg:y1="30.956cm" svg:x2="25.7cm" svg:y2="30.157cm" draw:start-shape="id5" draw:start-glue-point="1" draw:end-shape="id9" draw:end-glue-point="3" svg:d="M22542 30956h501l2155-799h502" svg:viewBox="0 0 3159 800">
          <text:p/>
        </draw:connector>
        <draw:connector draw:style-name="gr3" draw:text-style-name="P5" draw:layer="layout" draw:type="lines" svg:x1="22.542cm" svg:y1="30.956cm" svg:x2="25.7cm" svg:y2="34.65cm" draw:start-shape="id5" draw:start-glue-point="1" draw:end-shape="id10" draw:end-glue-point="3" svg:d="M22542 30956h501l2156 3694h501" svg:viewBox="0 0 3159 3695">
          <text:p/>
        </draw:connector>
        <draw:connector draw:style-name="gr3" draw:text-style-name="P5" draw:layer="layout" draw:type="lines" svg:x1="16.07cm" svg:y1="4.299cm" svg:x2="22.617cm" svg:y2="6.346cm" draw:start-shape="id1" draw:start-glue-point="1" draw:end-shape="id11" draw:end-glue-point="3" svg:d="M16070 4299h500l5546 2047h501" svg:viewBox="0 0 6548 2048">
          <text:p/>
        </draw:connector>
        <draw:connector draw:style-name="gr3" draw:text-style-name="P5" draw:layer="layout" draw:type="lines" svg:x1="20.402cm" svg:y1="45.072cm" svg:x2="22.46cm" svg:y2="42.849cm" draw:start-shape="id6" draw:start-glue-point="1" draw:end-shape="id12" draw:end-glue-point="3" svg:d="M20402 45072h501l1056-2223h501" svg:viewBox="0 0 2059 2224">
          <text:p/>
        </draw:connector>
        <draw:custom-shape draw:style-name="gr7" draw:text-style-name="P4" xml:id="id12" draw:id="id12" draw:layer="layout" svg:width="3.892cm" svg:height="1.905cm" svg:x="22.46cm" svg:y="41.897cm">
          <text:p text:style-name="P3"><text:span text:style-name="T1">High perm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3.892cm" svg:height="1.905cm" svg:x="22.525cm" svg:y="46.66cm">
          <text:p text:style-name="P3"><text:span text:style-name="T1">Low perm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0.402cm" svg:y1="45.072cm" svg:x2="22.525cm" svg:y2="47.612cm" draw:start-shape="id6" draw:start-glue-point="1" draw:end-shape="id13" draw:end-glue-point="3" svg:d="M20402 45072h501l1121 2540h501" svg:viewBox="0 0 2124 2541">
          <text:p/>
        </draw:connector>
        <draw:custom-shape draw:style-name="gr1" draw:text-style-name="P6" xml:id="id16" draw:id="id16" draw:layer="layout" svg:width="4.21cm" svg:height="1.921cm" svg:x="43.818cm" svg:y="38.286cm">
          <text:p text:style-name="P3"><text:span text:style-name="T1">HU</text:span></text:p>
          <text:p text:style-name="P3"><text:span text:style-name="T1">- Convergence order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37cm" svg:y1="41.199cm" svg:x2="43.818cm" svg:y2="36.083cm" draw:start-shape="id14" draw:start-glue-point="1" draw:end-shape="id15" draw:end-glue-point="3" svg:d="M36370 41199h500l6447-5116h501" svg:viewBox="0 0 7449 5117">
          <text:p/>
        </draw:connector>
        <draw:custom-shape draw:style-name="gr12" draw:text-style-name="P7" xml:id="id15" draw:id="id15" draw:layer="layout" svg:width="4.21cm" svg:height="1.994cm" svg:x="43.818cm" svg:y="35.086cm">
          <text:p text:style-name="P3"><text:span text:style-name="T1">PPU</text:span></text:p>
          <text:p text:style-name="P3"><text:span text:style-name="T1">- convergence order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37cm" svg:y1="41.199cm" svg:x2="43.818cm" svg:y2="39.246cm" draw:start-shape="id14" draw:start-glue-point="1" draw:end-shape="id16" draw:end-glue-point="3" svg:d="M36370 41199h500l6447-1953h501" svg:viewBox="0 0 7449 1954">
          <text:p/>
        </draw:connector>
        <draw:custom-shape draw:style-name="gr13" draw:text-style-name="P6" xml:id="id19" draw:id="id19" draw:layer="layout" svg:width="3.81cm" svg:height="3.509cm" svg:x="44.002cm" svg:y="48.181cm">
          <text:p text:style-name="P3"><text:span text:style-name="T1">HU</text:span></text:p>
          <text:p text:style-name="P3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3"><text:span text:style-name="T1">- flips</text:span></text:p>
          <text:p text:style-name="P3"><text:span text:style-name="T1">- beta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17cm" svg:y1="48.499cm" svg:x2="44.019cm" svg:y2="46.245cm" draw:start-shape="id17" draw:start-glue-point="1" draw:end-shape="id18" draw:end-glue-point="3" svg:d="M36170 48499h500l6847-2254h502" svg:viewBox="0 0 7850 2255">
          <text:p/>
        </draw:connector>
        <draw:custom-shape draw:style-name="gr14" draw:text-style-name="P6" xml:id="id18" draw:id="id18" draw:layer="layout" svg:width="3.893cm" svg:height="2.919cm" svg:x="44.019cm" svg:y="44.786cm">
          <text:p text:style-name="P3"><text:span text:style-name="T1">PPU</text:span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17cm" svg:y1="48.499cm" svg:x2="44.002cm" svg:y2="49.935cm" draw:start-shape="id17" draw:start-glue-point="1" draw:end-shape="id19" draw:end-glue-point="3" svg:d="M36170 48499h500l6831 1436h501" svg:viewBox="0 0 7833 1437">
          <text:p/>
        </draw:connector>
        <draw:custom-shape draw:style-name="gr2" draw:text-style-name="P4" xml:id="id28" draw:id="id28" draw:layer="layout" svg:width="4.21cm" svg:height="3.256cm" svg:x="6.985cm" svg:y="71.039cm">
          <text:p text:style-name="P3"><text:span text:style-name="T1">Case 2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3.225cm" svg:height="1.175cm" svg:x="32.945cm" svg:y="47.912cm">
          <text:p text:style-name="P3"><text:span text:style-name="T1">conforming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0" draw:id="id20" draw:layer="layout" svg:width="4.127cm" svg:height="1.175cm" svg:x="33.245cm" svg:y="54.512cm">
          <text:p text:style-name="P3"><text:span text:style-name="T1">non-conforming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2" draw:id="id22" draw:layer="layout" svg:width="3.81cm" svg:height="3.509cm" svg:x="44.102cm" svg:y="56.58cm">
          <text:p text:style-name="P3"><text:span text:style-name="T1">HU</text:span></text:p>
          <text:p text:style-name="P1"><text:span text:style-name="T1">- mass cons </text:span><text:span text:style-name="T1"><text:tab/></text:span></text:p>
          <text:p text:style-name="P1"><text:span text:style-name="T1">- # iters</text:span></text:p>
          <text:p text:style-name="P1"><text:span text:style-name="T1">- chops</text:span></text:p>
          <text:p text:style-name="P3"><text:span text:style-name="T1">- flips</text:span></text:p>
          <text:p text:style-name="P3"><text:span text:style-name="T1">- beta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7.372cm" svg:y1="55.099cm" svg:x2="44.119cm" svg:y2="54.644cm" draw:start-shape="id20" draw:start-glue-point="1" draw:end-shape="id21" draw:end-glue-point="3" svg:d="M37372 55099h500l5745-455h502" svg:viewBox="0 0 6748 456">
          <text:p/>
        </draw:connector>
        <draw:custom-shape draw:style-name="gr14" draw:text-style-name="P6" xml:id="id21" draw:id="id21" draw:layer="layout" svg:width="3.893cm" svg:height="2.919cm" svg:x="44.119cm" svg:y="53.185cm">
          <text:p text:style-name="P3"><text:span text:style-name="T1">PPU</text:span></text:p>
          <text:p text:style-name="P1"><text:span text:style-name="T1">- mass cons 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7.372cm" svg:y1="55.099cm" svg:x2="44.102cm" svg:y2="58.334cm" draw:start-shape="id20" draw:start-glue-point="1" draw:end-shape="id22" draw:end-glue-point="3" svg:d="M37372 55099h500l5729 3235h501" svg:viewBox="0 0 6731 3236">
          <text:p/>
        </draw:connector>
        <draw:connector draw:style-name="gr3" draw:text-style-name="P5" draw:layer="layout" draw:type="lines" svg:x1="26.417cm" svg:y1="47.612cm" svg:x2="32.945cm" svg:y2="48.499cm" draw:start-shape="id13" draw:start-glue-point="1" draw:end-shape="id17" draw:end-glue-point="3" svg:d="M26417 47612h501l5525 887h502" svg:viewBox="0 0 6529 888">
          <text:p/>
        </draw:connector>
        <draw:connector draw:style-name="gr3" draw:text-style-name="P5" draw:layer="layout" draw:type="lines" svg:x1="26.417cm" svg:y1="47.612cm" svg:x2="33.245cm" svg:y2="55.099cm" draw:start-shape="id13" draw:start-glue-point="1" draw:end-shape="id20" draw:end-glue-point="3" svg:d="M26417 47612h501l5825 7487h502" svg:viewBox="0 0 6829 7488">
          <text:p/>
        </draw:connector>
        <draw:custom-shape draw:style-name="gr15" draw:text-style-name="P4" xml:id="id14" draw:id="id14" draw:layer="layout" svg:width="3.225cm" svg:height="1.175cm" svg:x="33.145cm" svg:y="40.612cm">
          <text:p text:style-name="P3"><text:span text:style-name="T1">smooth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3" draw:id="id23" draw:layer="layout" svg:width="3.225cm" svg:height="1.175cm" svg:x="33.145cm" svg:y="43.612cm">
          <text:p text:style-name="P3"><text:span text:style-name="T1">Non-smooth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6.417cm" svg:y1="47.612cm" svg:x2="33.145cm" svg:y2="41.199cm" draw:start-shape="id13" draw:start-glue-point="1" draw:end-shape="id14" draw:end-glue-point="3" svg:d="M26417 47612h501l5725-6413h502" svg:viewBox="0 0 6729 6414">
          <text:p/>
        </draw:connector>
        <draw:connector draw:style-name="gr3" draw:text-style-name="P5" draw:layer="layout" draw:type="lines" svg:x1="26.417cm" svg:y1="47.612cm" svg:x2="33.145cm" svg:y2="44.199cm" draw:start-shape="id13" draw:start-glue-point="1" draw:end-shape="id23" draw:end-glue-point="3" svg:d="M26417 47612h501l5725-3413h502" svg:viewBox="0 0 6729 3414">
          <text:p/>
        </draw:connector>
        <draw:custom-shape draw:style-name="gr15" draw:text-style-name="P4" xml:id="id1" draw:id="id1" draw:layer="layout" svg:width="3.225cm" svg:height="1.175cm" svg:x="12.845cm" svg:y="3.712cm">
          <text:p text:style-name="P3"><text:span text:style-name="T1">smooth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4" draw:id="id24" draw:layer="layout" svg:width="3.225cm" svg:height="1.175cm" svg:x="12.845cm" svg:y="9.912cm">
          <text:p text:style-name="P3"><text:span text:style-name="T1">non-smooth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4.21cm" svg:height="1.921cm" svg:x="22.618cm" svg:y="11.986cm">
          <text:p text:style-name="P1"><text:span text:style-name="T1">HU</text:span></text:p>
          <text:p text:style-name="P1"><text:span text:style-name="T1">- Convergence order</text:span></text:p>
          <text:p text:style-name="P1"><text:span text:style-name="T1"><text:s/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10.499cm" svg:x2="22.618cm" svg:y2="9.783cm" draw:start-shape="id24" draw:start-glue-point="1" draw:end-shape="id25" draw:end-glue-point="3" svg:d="M16070 10499h500l5547-716h501" svg:viewBox="0 0 6549 717">
          <text:p/>
        </draw:connector>
        <draw:custom-shape draw:style-name="gr4" draw:text-style-name="P8" xml:id="id25" draw:id="id25" draw:layer="layout" svg:width="4.21cm" svg:height="1.994cm" svg:x="22.618cm" svg:y="8.786cm">
          <text:p text:style-name="P1"><text:span text:style-name="T1">PPU</text:span></text:p>
          <text:p text:style-name="P1"><text:span text:style-name="T1">- Convergence orde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10.499cm" svg:x2="22.618cm" svg:y2="12.946cm" draw:start-shape="id24" draw:start-glue-point="1" draw:end-shape="id26" draw:end-glue-point="3" svg:d="M16070 10499h500l5547 2447h501" svg:viewBox="0 0 6549 2448">
          <text:p/>
        </draw:connector>
        <draw:connector draw:style-name="gr3" draw:text-style-name="P5" draw:layer="layout" draw:type="lines" svg:x1="10.32cm" svg:y1="7.014cm" svg:x2="12.845cm" svg:y2="4.299cm" draw:start-shape="id27" draw:start-glue-point="1" draw:end-shape="id1" draw:end-glue-point="3" svg:d="M10320 7014h501l1522-2715h502" svg:viewBox="0 0 2526 2716">
          <text:p/>
        </draw:connector>
        <draw:connector draw:style-name="gr3" draw:text-style-name="P5" draw:layer="layout" draw:type="lines" svg:x1="10.32cm" svg:y1="7.014cm" svg:x2="12.845cm" svg:y2="10.499cm" draw:start-shape="id27" draw:start-glue-point="1" draw:end-shape="id24" draw:end-glue-point="3" svg:d="M10320 7014h501l1522 3485h502" svg:viewBox="0 0 2526 3486">
          <text:p/>
        </draw:connector>
        <draw:connector draw:style-name="gr3" draw:text-style-name="P5" draw:layer="layout" draw:type="lines" svg:x1="11.195cm" svg:y1="72.667cm" svg:x2="20.602cm" svg:y2="76.834cm" draw:start-shape="id28" draw:start-glue-point="1" draw:end-shape="id29" draw:end-glue-point="3" svg:d="M11195 72667h501l8405 4167h501" svg:viewBox="0 0 9408 4168">
          <text:p/>
        </draw:connector>
        <draw:custom-shape draw:style-name="gr14" draw:text-style-name="P6" xml:id="id30" draw:id="id30" draw:layer="layout" svg:width="3.893cm" svg:height="2.919cm" svg:x="20.419cm" svg:y="66.685cm">
          <text:p text:style-name="P3"><text:span text:style-name="T1">PPU</text:span></text:p>
          <text:p text:style-name="P1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9" draw:id="id29" draw:layer="layout" svg:width="3.81cm" svg:height="3.509cm" svg:x="20.602cm" svg:y="75.08cm">
          <text:p text:style-name="P3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3"><text:span text:style-name="T1">- flips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1.195cm" svg:y1="72.667cm" svg:x2="20.419cm" svg:y2="68.144cm" draw:start-shape="id28" draw:start-glue-point="1" draw:end-shape="id30" draw:end-glue-point="3" svg:d="M11195 72667h501l8221-4523h502" svg:viewBox="0 0 9225 4524">
          <text:p/>
        </draw:connector>
        <draw:frame draw:style-name="gr17" draw:text-style-name="P9" draw:layer="layout" svg:width="6.032cm" svg:height="2.384cm" svg:x="28.892cm" svg:y="2.222cm">
          <draw:text-box>
            <text:p>Problems with pp: it crashes for small mesh siz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style:font-name="CMU Serif" fo:font-family="'CMU Serif'" style:font-style-name="Roman" style:font-family-generic="roman" style:font-pitch="variable" fo:font-size="12pt" fo:font-weight="normal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ne" style:family="graphic" style:parent-style-name="A0">
      <style:graphic-properties svg:stroke-color="#000000" draw:fill="none" draw:shadow-color="#000000"/>
      <style:paragraph-properties loext:tab-stop-distance="0cm">
        <style:tab-stops/>
      </style:paragraph-properties>
    </style:style>
    <style:style style:name="Mine_20_blu" style:display-name="Mine blu" style:family="graphic" style:parent-style-name="Mine">
      <style:graphic-properties svg:stroke-color="#729fcf" draw:textarea-horizontal-align="center" draw:textarea-vertical-align="middle" draw:auto-grow-width="true"/>
      <style:paragraph-properties loext:tab-stop-distance="0cm">
        <style:tab-stops/>
      </style:paragraph-properties>
      <style:text-properties fo:color="#3465a4" loext:opacity="100%"/>
    </style:style>
  </office:styles>
  <office:automatic-styles>
    <style:page-layout style:name="PM0">
      <style:page-layout-properties fo:margin-top="0.635cm" fo:margin-bottom="0.635cm" fo:margin-left="0.635cm" fo:margin-right="0.63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58:28.216410907</meta:creation-date>
    <dc:date>2024-01-12T20:16:16.476232607</dc:date>
    <meta:editing-duration>P2DT14H35M44S</meta:editing-duration>
    <meta:editing-cycles>213</meta:editing-cycles>
    <meta:generator>LibreOffice/7.6.4.1$Linux_X86_64 LibreOffice_project/60$Build-1</meta:generator>
    <meta:document-statistic meta:object-count="58"/>
  </office:meta>
</office:document-meta>
</file>